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7cm"/>
    </style:style>
    <style:style style:name="co3" style:family="table-column">
      <style:table-column-properties fo:break-before="auto" style:column-width="5.9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579d1c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/>
      <style:text-properties style:text-outline="false" style:text-line-through-style="none" style:text-line-through-typ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017" table:default-cell-style-name="ce1"/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After training</text:p>
          </table:table-cell>
          <table:covered-table-cell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volving with the OpenWRT community:</text:p>
          </table:table-cell>
          <table:covered-table-cell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Reproducing the bugs reported.</text:p>
          </table:table-cell>
          <table:covered-table-cell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Testing with the fixes uploaded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Revieweing/understanding the fixes uploaded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Contributing to the community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office:value-type="string" calcext:value-type="string" table:number-columns-spanned="2" table:number-rows-spanned="1">
            <text:p>Writing testcases and Automation for every bug fixed using Mirafra automation framework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OC: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IOT – Home Automation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<text:s/>Creating VPN tunnel between remote user and GW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Developer workflo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Fixing Bugs/ future enhancement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 table:number-columns-spanned="2" table:number-rows-spanned="1">
            <text:p>Writing test cases for every bug fixed – STP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 table:number-columns-spanned="2" table:number-rows-spanned="1">
            <text:p>Writing testcases using Mirafra automation framework.</text:p>
          </table:table-cell>
          <table:covered-table-cell/>
          <table:table-cell table:number-columns-repeated="1020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12:41.217813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eev</meta:initial-creator>
    <meta:editing-cycles>13</meta:editing-cycles>
    <meta:creation-date>2017-03-16T09:46:34</meta:creation-date>
    <dc:date>2017-03-24T14:16:37.248781512</dc:date>
    <meta:editing-duration>PT22H25M53S</meta:editing-duration>
    <meta:generator>LibreOffice/4.2.8.2$Linux_x86 LibreOffice_project/420m0$Build-2</meta:generator>
    <meta:document-statistic meta:table-count="1" meta:cell-count="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